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0*"/>
    </style:style>
    <style:style style:name="Tableau2.B" style:family="table-column">
      <style:table-column-properties style:column-width="4.251cm" style:rel-column-width="16387*"/>
    </style:style>
    <style:style style:name="Tableau2.C" style:family="table-column">
      <style:table-column-properties style:column-width="5.69cm" style:rel-column-width="21935*"/>
    </style:style>
    <style:style style:name="Tableau2.D" style:family="table-column">
      <style:table-column-properties style:column-width="2.81cm" style:rel-column-width="1083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0*"/>
    </style:style>
    <style:style style:name="Tableau3.B" style:family="table-column">
      <style:table-column-properties style:column-width="4.251cm" style:rel-column-width="16387*"/>
    </style:style>
    <style:style style:name="Tableau3.C" style:family="table-column">
      <style:table-column-properties style:column-width="5.69cm" style:rel-column-width="21935*"/>
    </style:style>
    <style:style style:name="Tableau3.D" style:family="table-column">
      <style:table-column-properties style:column-width="2.81cm" style:rel-column-width="1083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d0adb" officeooo:paragraph-rsid="000d0adb"/>
    </style:style>
    <style:style style:name="P2"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0adb" officeooo:paragraph-rsid="000d0adb"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db12" officeooo:paragraph-rsid="000ddb12"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style:text-underline-style="none" fo:font-weight="normal" officeooo:rsid="000d0adb" officeooo:paragraph-rsid="000d0adb"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0ddb12" officeooo:paragraph-rsid="000ddb12"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0eb195" officeooo:paragraph-rsid="000eb195"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0f9d08" officeooo:paragraph-rsid="000d0adb"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0f9d08" officeooo:paragraph-rsid="000f9d08"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officeooo:paragraph-rsid="000f9d08"/>
    </style:style>
    <style:style style:name="P10"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officeooo:rsid="000ddb12" officeooo:paragraph-rsid="000ddb12" style:font-style-asian="normal" style:font-weight-asian="bold" style:font-style-complex="normal"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0ddb12"/>
    </style:style>
    <style:style style:name="P13" style:family="paragraph" style:parent-style-name="Table_20_Contents">
      <style:paragraph-properties fo:text-align="center" style:justify-single-word="false"/>
      <style:text-properties officeooo:rsid="000d0adb" officeooo:paragraph-rsid="000d0adb"/>
    </style:style>
    <style:style style:name="P14" style:family="paragraph" style:parent-style-name="Table_20_Contents">
      <style:paragraph-properties fo:text-align="center" style:justify-single-word="false"/>
      <style:text-properties officeooo:rsid="000d0adb" officeooo:paragraph-rsid="000ddb12"/>
    </style:style>
    <style:style style:name="P15" style:family="paragraph" style:parent-style-name="Table_20_Contents">
      <style:paragraph-properties fo:text-align="center" style:justify-single-word="false"/>
      <style:text-properties officeooo:rsid="000ddb12" officeooo:paragraph-rsid="000ddb12"/>
    </style:style>
    <style:style style:name="P16" style:family="paragraph" style:parent-style-name="Table_20_Contents">
      <style:paragraph-properties fo:text-align="center" style:justify-single-word="false"/>
      <style:text-properties officeooo:rsid="000eb195" officeooo:paragraph-rsid="000eb195"/>
    </style:style>
    <style:style style:name="P17"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db12" officeooo:paragraph-rsid="000f9d08" style:font-style-asian="normal" style:font-weight-asian="bold" style:font-style-complex="normal" style:font-weight-complex="bold"/>
    </style:style>
    <style:style style:name="T1" style:family="text">
      <style:text-properties officeooo:rsid="000dd205"/>
    </style:style>
    <style:style style:name="T2" style:family="text">
      <style:text-properties officeooo:rsid="000ddb12"/>
    </style:style>
    <style:style style:name="T3" style:family="text">
      <style:text-properties fo:font-style="normal" style:text-underline-style="none" fo:font-weight="normal" officeooo:rsid="000ddb12" style:font-style-asian="normal" style:font-weight-asian="normal" style:font-style-complex="normal" style:font-weight-complex="normal"/>
    </style:style>
    <style:style style:name="T4" style:family="text">
      <style:text-properties fo:font-style="normal" style:text-underline-style="none" fo:font-weight="normal" officeooo:rsid="000eb195" style:font-style-asian="normal" style:font-weight-asian="normal" style:font-style-complex="normal" style:font-weight-complex="normal"/>
    </style:style>
    <style:style style:name="T5" style:family="text">
      <style:text-properties officeooo:rsid="000ece8c"/>
    </style:style>
    <style:style style:name="T6" style:family="text">
      <style:text-properties officeooo:rsid="000ff8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TEST</text:p>
      <text:p text:style-name="P2"/>
      <text:p text:style-name="P4">Programme testé : Poids idéal selon Creff</text:p>
      <text:p text:style-name="P4"/>
      <text:p text:style-name="P4">Préambule : On considère le type comme un entier <text:span text:style-name="T5">ainsi que </text:span>la taille <text:span text:style-name="T5">et l’âge </text:span>comme <text:span text:style-name="T5">des</text:span> réel<text:span text:style-name="T5">s</text:span> non-nul<text:span text:style-name="T5">s</text:span>.</text:p>
      <text:p text:style-name="P4">Type ne peut être égal qu’à 1, 2 ou 3.</text:p>
      <text:p text:style-name="P4">Taille ne peut pas être inférieur à 30 et supérieur à 260 <text:span text:style-name="T1">(l’humain le plus grand de l’humanité mesurait environ 244cm).</text:span></text:p>
      <text:p text:style-name="P4">Age <text:span text:style-name="T1">est un réel</text:span> ne p<text:span text:style-name="T1">ouvant</text:span> pas être nul, négatif <text:span text:style-name="T1">ou supérieur à 140 ( réel afin de faciliter le calcul du poids idéal d’un nourrisson et devant être inférieur à 140 car la doyenne de l’humanité avait au maximum 122 ans).</text:span></text:p>
      <text:p text:style-name="P4"/>
      <text:p text:style-name="P8">Rappel de la formule de Creff : </text:p>
      <text:p text:style-name="P8">Si type = 1 : poids = (taille (en cm) − 100 + age/10 ) * 0.9²</text:p>
      <text:p text:style-name="P8">Si type = 2 : poids = (taille (en cm) – 100 + age/10 ) * 0.9</text:p>
      <text:p text:style-name="P8">Si type = 3 : poids = (taille (en cm) – 100 + age/10 ) * (0.<text:span text:style-name="T6">9</text:span>*1.1)</text:p>
      <text:p text:style-name="P7"/>
      <text:p text:style-name="P3">1 ) Valeurs nulles</text:p>
      <table:table table:name="Tableau1" table:style-name="Tableau1">
        <table:table-column table:style-name="Tableau1.A" table:number-columns-repeated="3"/>
        <table:table-column table:style-name="Tableau1.D"/>
        <table:table-row table:style-name="TableLine94443093979824">
          <table:table-cell table:style-name="Tableau1.A1" office:value-type="string">
            <text:p text:style-name="P13">CAS TESTES</text:p>
          </table:table-cell>
          <table:table-cell table:style-name="Tableau1.A1" office:value-type="string">
            <text:p text:style-name="P13">Variables</text:p>
          </table:table-cell>
          <table:table-cell table:style-name="Tableau1.A1" office:value-type="string">
            <text:p text:style-name="P13">Résultat obtenu</text:p>
          </table:table-cell>
          <table:table-cell table:style-name="Tableau1.D1" office:value-type="string">
            <text:p text:style-name="P11"/>
          </table:table-cell>
        </table:table-row>
        <table:table-row table:style-name="TableLine94443094050544">
          <table:table-cell table:style-name="Tableau1.A2" office:value-type="string">
            <text:p text:style-name="P15">Type est nul</text:p>
          </table:table-cell>
          <table:table-cell table:style-name="Tableau1.A2" office:value-type="string">
            <text:p text:style-name="P15">taille = 168, age = 20, <text:s/>type = 0</text:p>
          </table:table-cell>
          <table:table-cell table:style-name="Tableau1.A2" office:value-type="string">
            <text:p text:style-name="P11">« ERREUR ! Une ou plusieurs des valeurs saisies sont incorrectes ! »</text:p>
          </table:table-cell>
          <table:table-cell table:style-name="Tableau1.D2" office:value-type="string">
            <text:p text:style-name="P15">OK</text:p>
          </table:table-cell>
        </table:table-row>
        <table:table-row table:style-name="TableLine94443094052368">
          <table:table-cell table:style-name="Tableau1.A2" office:value-type="string">
            <text:p text:style-name="P15">Âge est nul</text:p>
          </table:table-cell>
          <table:table-cell table:style-name="Tableau1.A2" office:value-type="string">
            <text:p text:style-name="P15">taille = 168, age = 0, type = 1</text:p>
          </table:table-cell>
          <table:table-cell table:style-name="Tableau1.A2" office:value-type="string">
            <text:p text:style-name="P11">« ERREUR ! Une ou plusieurs des valeurs saisies sont incorrectes ! »</text:p>
          </table:table-cell>
          <table:table-cell table:style-name="Tableau1.D2" office:value-type="string">
            <text:p text:style-name="P15">OK</text:p>
          </table:table-cell>
        </table:table-row>
        <table:table-row table:style-name="TableLine94443094053280">
          <table:table-cell table:style-name="Tableau1.A2" office:value-type="string">
            <text:p text:style-name="P15">Taille est nul</text:p>
          </table:table-cell>
          <table:table-cell table:style-name="Tableau1.A2" office:value-type="string">
            <text:p text:style-name="P15">taille = 0, age = 20, type = 1</text:p>
          </table:table-cell>
          <table:table-cell table:style-name="Tableau1.A2" office:value-type="string">
            <text:p text:style-name="P11">« ERREUR ! Une ou plusieurs des valeurs saisies sont incorrectes ! »</text:p>
          </table:table-cell>
          <table:table-cell table:style-name="Tableau1.D2" office:value-type="string">
            <text:p text:style-name="P15">OK</text:p>
          </table:table-cell>
        </table:table-row>
        <table:table-row table:style-name="TableLine94443094054320">
          <table:table-cell table:style-name="Tableau1.A2" office:value-type="string">
            <text:p text:style-name="P15">Tout est nul</text:p>
          </table:table-cell>
          <table:table-cell table:style-name="Tableau1.A2" office:value-type="string">
            <text:p text:style-name="P15">taille = 0, age = 0, type = 0</text:p>
          </table:table-cell>
          <table:table-cell table:style-name="Tableau1.A2" office:value-type="string">
            <text:p text:style-name="P11">« ERREUR ! Une ou plusieurs des valeurs saisies sont incorrectes ! »</text:p>
          </table:table-cell>
          <table:table-cell table:style-name="Tableau1.D2" office:value-type="string">
            <text:p text:style-name="P15">OK</text:p>
          </table:table-cell>
        </table:table-row>
      </table:table>
      <text:p text:style-name="P3"/>
      <text:p text:style-name="P3">CONCLUSION</text:p>
      <text:p text:style-name="P5"/>
      <text:p text:style-name="P5">Lorsqu’une ou plusieurs variables sont nulles, le programme affiche un message d’erreur avertissant l’utilisateur d’un problème de saisie sans rencontrer de problèmes ou de bugs.</text:p>
      <text:p text:style-name="P5"/>
      <text:p text:style-name="P5"/>
      <text:p text:style-name="P3"/>
      <text:p text:style-name="P10">2 ) Valeurs hors-limites</text:p>
      <table:table table:name="Tableau2" table:style-name="Tableau2">
        <table:table-column table:style-name="Tableau2.A"/>
        <table:table-column table:style-name="Tableau2.B"/>
        <table:table-column table:style-name="Tableau2.C"/>
        <table:table-column table:style-name="Tableau2.D"/>
        <table:table-row table:style-name="TableLine94443094058208">
          <table:table-cell table:style-name="Tableau2.A1" office:value-type="string">
            <text:p text:style-name="P14">CAS TESTES</text:p>
          </table:table-cell>
          <table:table-cell table:style-name="Tableau2.A1" office:value-type="string">
            <text:p text:style-name="P14">Variables</text:p>
          </table:table-cell>
          <table:table-cell table:style-name="Tableau2.A1" office:value-type="string">
            <text:p text:style-name="P14">Résultat obtenu</text:p>
          </table:table-cell>
          <table:table-cell table:style-name="Tableau2.D1" office:value-type="string">
            <text:p text:style-name="P12"/>
          </table:table-cell>
        </table:table-row>
        <table:table-row table:style-name="TableLine94443094085600">
          <table:table-cell table:style-name="Tableau2.A2" office:value-type="string">
            <text:p text:style-name="P15">Type est différent de 1/2/3</text:p>
          </table:table-cell>
          <table:table-cell table:style-name="Tableau2.A2" office:value-type="string">
            <text:p text:style-name="P15">taille = 168, age = 20, <text:s/>type = 4</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row table:style-name="TableLine94443094088512">
          <table:table-cell table:style-name="Tableau2.A2" office:value-type="string">
            <text:p text:style-name="P15">Âge est inférieur à 0</text:p>
          </table:table-cell>
          <table:table-cell table:style-name="Tableau2.A2" office:value-type="string">
            <text:p text:style-name="P15">taille = 168, age = -7, type = 1</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row table:style-name="TableLine94443094089424">
          <table:table-cell table:style-name="Tableau2.A2" office:value-type="string">
            <text:p text:style-name="P15">Âge est supérieur à 140</text:p>
          </table:table-cell>
          <table:table-cell table:style-name="Tableau2.A2" office:value-type="string">
            <text:p text:style-name="P15">taille = 168, age = 168, type = 1</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row table:style-name="TableLine94443094090464">
          <table:table-cell table:style-name="Tableau2.A2" office:value-type="string">
            <text:p text:style-name="P15">Taille est inférieur à 30</text:p>
          </table:table-cell>
          <table:table-cell table:style-name="Tableau2.A2" office:value-type="string">
            <text:p text:style-name="P15">taille = 10, age = 20, type = 1</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row table:style-name="TableLine94443094091616">
          <table:table-cell table:style-name="Tableau2.A2" office:value-type="string">
            <text:p text:style-name="P15">Taille est égal à 30</text:p>
          </table:table-cell>
          <table:table-cell table:style-name="Tableau2.A2" office:value-type="string">
            <text:p text:style-name="P15">taille = 30, age = 20, type = 1</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row table:style-name="TableLine94443094092640">
          <table:table-cell table:style-name="Tableau2.A2" office:value-type="string">
            <text:p text:style-name="P15">Taille est supérieure à 260</text:p>
          </table:table-cell>
          <table:table-cell table:style-name="Tableau2.A2" office:value-type="string">
            <text:p text:style-name="P15">taille = 265, age = 20, type = 1</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row table:style-name="TableLine94443094093712">
          <table:table-cell table:style-name="Tableau2.A2" office:value-type="string">
            <text:p text:style-name="P15">Taille est égale à 260</text:p>
          </table:table-cell>
          <table:table-cell table:style-name="Tableau2.A2" office:value-type="string">
            <text:p text:style-name="P15">taille = 260, age = 20, type = 1</text:p>
          </table:table-cell>
          <table:table-cell table:style-name="Tableau2.A2" office:value-type="string">
            <text:p text:style-name="P12">« ERREUR ! Une ou plusieurs des valeurs saisies sont incorrectes ! »</text:p>
          </table:table-cell>
          <table:table-cell table:style-name="Tableau2.D2" office:value-type="string">
            <text:p text:style-name="P15">OK</text:p>
          </table:table-cell>
        </table:table-row>
      </table:table>
      <text:p text:style-name="P3"/>
      <text:p text:style-name="P3">CONCLUSION</text:p>
      <text:p text:style-name="P9"><text:span text:style-name="T3">Lorsqu’une ou plusieurs variables hors de leurs limites respectives, le programme affiche un message d’erreur avertissant l’utilisateur d’un problème de saisie sans rencontrer de problèmes ou de bugs. </text:span><text:span text:style-name="T4">Les limites des variables ont été choisies afin de garder une petite marge par rapport à ce qui a pu exister parmi l’humanité.</text:span></text:p>
      <text:p text:style-name="P17"/>
      <text:p text:style-name="P17">3) Valeurs hors-limites</text:p>
      <table:table table:name="Tableau3" table:style-name="Tableau3">
        <table:table-column table:style-name="Tableau3.A"/>
        <table:table-column table:style-name="Tableau3.B"/>
        <table:table-column table:style-name="Tableau3.C"/>
        <table:table-column table:style-name="Tableau3.D"/>
        <table:table-row table:style-name="TableLine94443093174368">
          <table:table-cell table:style-name="Tableau3.A1" office:value-type="string">
            <text:p text:style-name="P14">CAS TESTES</text:p>
          </table:table-cell>
          <table:table-cell table:style-name="Tableau3.A1" office:value-type="string">
            <text:p text:style-name="P14">Variables</text:p>
          </table:table-cell>
          <table:table-cell table:style-name="Tableau3.A1" office:value-type="string">
            <text:p text:style-name="P14">Résultat obtenu</text:p>
          </table:table-cell>
          <table:table-cell table:style-name="Tableau3.D1" office:value-type="string">
            <text:p text:style-name="P12"/>
          </table:table-cell>
        </table:table-row>
        <table:table-row table:style-name="TableLine94443094112880">
          <table:table-cell table:style-name="Tableau3.A2" office:value-type="string">
            <text:p text:style-name="P15">CAS 1</text:p>
          </table:table-cell>
          <table:table-cell table:style-name="Tableau3.A2" office:value-type="string">
            <text:p text:style-name="P15">taille = 168, age = 20, <text:s/>type = 1</text:p>
          </table:table-cell>
          <table:table-cell table:style-name="Tableau3.A2" office:value-type="string">
            <text:p text:style-name="P12">« Poids idéal (selon Creff) : 56.70 kg »</text:p>
          </table:table-cell>
          <table:table-cell table:style-name="Tableau3.D2" office:value-type="string">
            <text:p text:style-name="P15">OK</text:p>
          </table:table-cell>
        </table:table-row>
        <table:table-row table:style-name="TableLine94443094115152">
          <table:table-cell table:style-name="Tableau3.A2" office:value-type="string">
            <text:p text:style-name="P15">CAS 2</text:p>
          </table:table-cell>
          <table:table-cell table:style-name="Tableau3.A2" office:value-type="string">
            <text:p text:style-name="P15">taille = 144, age = 12, type = 2</text:p>
          </table:table-cell>
          <table:table-cell table:style-name="Tableau3.A2" office:value-type="string">
            <text:p text:style-name="P12">« Poids idéal (selon Creff) : 40.68 kg »</text:p>
          </table:table-cell>
          <table:table-cell table:style-name="Tableau3.D2" office:value-type="string">
            <text:p text:style-name="P15">OK</text:p>
          </table:table-cell>
        </table:table-row>
        <table:table-row table:style-name="TableLine94443094116064">
          <table:table-cell table:style-name="Tableau3.A2" office:value-type="string">
            <text:p text:style-name="P15">CAS 3</text:p>
          </table:table-cell>
          <table:table-cell table:style-name="Tableau3.A2" office:value-type="string">
            <text:p text:style-name="P16">taille = 184, age = 37, type = 3</text:p>
          </table:table-cell>
          <table:table-cell table:style-name="Tableau3.A2" office:value-type="string">
            <text:p text:style-name="P12">« Poids idéal (selon Creff) : 86.82 kg »</text:p>
          </table:table-cell>
          <table:table-cell table:style-name="Tableau3.D2" office:value-type="string">
            <text:p text:style-name="P15">OK</text:p>
          </table:table-cell>
        </table:table-row>
      </table:table>
      <text:p text:style-name="P3"/>
      <text:p text:style-name="P3">CONCLUSION</text:p>
      <text:p text:style-name="P6"><text:span text:style-name="T2">L</text:span>e programme a pu calculer le poids idéal (selon la formule de Creff) sans difficultés ou problèmes. Le choix d’utiliser un âge et une taille tout deux réels est subjectif et motivé par une absence de documentation sur les types de variables utilisés dans la formule de Cref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0adb" officeooo:paragraph-rsid="000d0a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EVOT Samuel</text:p>
        <text:p text:style-name="MP1">22/09/2022</text:p>
        <text:p text:style-name="MP1">TP noté : Poids idéal selon Creff</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6:17:42.910095690</meta:creation-date>
    <dc:date>2022-09-22T17:30:43.232168779</dc:date>
    <meta:editing-duration>PT25M34S</meta:editing-duration>
    <meta:editing-cycles>5</meta:editing-cycles>
    <meta:generator>LibreOffice/6.4.7.2$Linux_X86_64 LibreOffice_project/40$Build-2</meta:generator>
    <meta:document-statistic meta:table-count="3" meta:image-count="0" meta:object-count="0" meta:page-count="2" meta:paragraph-count="87" meta:word-count="685" meta:character-count="3359" meta:non-whitespace-character-count="2756"/>
  </office:meta>
</office:document-meta>
</file>